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1d0a" officeooo:paragraph-rsid="00151d0a"/>
    </style:style>
    <style:style style:name="P2" style:family="paragraph" style:parent-style-name="Standard">
      <style:paragraph-properties fo:line-height="150%" fo:text-align="center" style:justify-single-word="false"/>
      <style:text-properties officeooo:rsid="00187cdd" officeooo:paragraph-rsid="00151d0a"/>
    </style:style>
    <style:style style:name="P3" style:family="paragraph" style:parent-style-name="Title">
      <style:paragraph-properties fo:line-height="100%"/>
      <style:text-properties officeooo:paragraph-rsid="00187cdd"/>
    </style:style>
    <style:style style:name="P4" style:family="paragraph" style:parent-style-name="Subtitle">
      <style:paragraph-properties fo:line-height="150%"/>
    </style:style>
    <style:style style:name="P5" style:family="paragraph" style:parent-style-name="Text_20_body">
      <style:text-properties officeooo:rsid="001eaadb" officeooo:paragraph-rsid="001eaadb"/>
    </style:style>
    <style:style style:name="P6" style:family="paragraph" style:parent-style-name="Text_20_body">
      <style:text-properties officeooo:rsid="00207a1b" officeooo:paragraph-rsid="00207a1b"/>
    </style:style>
    <style:style style:name="P7" style:family="paragraph" style:parent-style-name="Text_20_body">
      <style:text-properties officeooo:rsid="00229915" officeooo:paragraph-rsid="00229915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2" style:list-style-name=""/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87cdd"/>
    </style:style>
    <style:style style:name="T2" style:family="text">
      <style:text-properties officeooo:rsid="0018ef12"/>
    </style:style>
    <style:style style:name="T3" style:family="text">
      <style:text-properties officeooo:rsid="0022991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p text:style-name="P3"><text:span text:style-name="T2">Chat-</text:span>palvelu</text:p>
      <text:p text:style-name="P4">Web-palvelinohjelmoin<text:span text:style-name="T1">nin harjoitustyö</text:span></text:p>
      <text:p text:style-name="P2"/>
      <text:h text:style-name="P10" text:outline-level="2"/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isällysluettelo1_Head">
            <text:p text:style-name="P11">Sisällysluettelo</text:p>
          </text:index-title>
          <text:p text:style-name="P12"><text:a xlink:type="simple" xlink:href="#__RefHeading__68_673030863" text:style-name="Index_20_Link" text:visited-style-name="Index_20_Link">Johdanto<text:tab/>3</text:a></text:p>
          <text:p text:style-name="P12"><text:a xlink:type="simple" xlink:href="#__RefHeading__109_1237444940" text:style-name="Index_20_Link" text:visited-style-name="Index_20_Link">Käyttötapaukset<text:tab/>3</text:a></text:p>
          <text:p text:style-name="P12"><text:a xlink:type="simple" xlink:href="#__RefHeading__111_1237444940" text:style-name="Index_20_Link" text:visited-style-name="Index_20_Link">Toteuttamatta jääneet ominaisuudet<text:tab/>3</text:a></text:p>
        </text:index-body>
      </text:table-of-content>
      <text:h text:style-name="P10" text:outline-level="2"/>
      <text:h text:style-name="P9" text:outline-level="1"><text:bookmark-start text:name="__RefHeading__68_673030863"/>Johdanto<text:bookmark-end text:name="__RefHeading__68_673030863"/></text:h>
      <text:p text:style-name="Text_20_body">Johdantoon kirjoitetaan lyhyt, ytimekäs kuvaus siitä, mikä on työn aihe, mitä työllä kuuluisi pystyä tekemään ja mitä tekniikoita siinä käytetään.</text:p>
      <text:h text:style-name="Heading_20_1" text:outline-level="1"><text:bookmark-start text:name="__RefHeading__109_1237444940"/>Käyttötapaukset<text:bookmark-end text:name="__RefHeading__109_1237444940"/></text:h>
      <text:p text:style-name="Text_20_body"/>
      <text:p text:style-name="P7">Kirjautuneen käyttäjän käyttötapaukset:</text:p>
      <text:p text:style-name="P5"><text:span text:style-name="T3">Sovellukseen </text:span>rekisteröityminen</text:p>
      <text:p text:style-name="P5"><text:span text:style-name="T3">Sovellukseen </text:span>kirjautuminen</text:p>
      <text:p text:style-name="P6"><text:span text:style-name="T3">R</text:span>yhmän luominen</text:p>
      <text:p text:style-name="P5"><text:span text:style-name="T3">R</text:span>yhmään osallistuminen</text:p>
      <text:p text:style-name="P5"><text:span text:style-name="T3">V</text:span>iestin kirjoittaminen</text:p>
      <text:p text:style-name="P5"><text:span text:style-name="T3">T</text:span>agin lisääminen ryhmään</text:p>
      <text:p text:style-name="P1"/>
      <text:h text:style-name="Heading_20_1" text:outline-level="1"><text:bookmark-start text:name="__RefHeading__111_1237444940"/>Toteuttamatta jääneet ominaisuudet<text:bookmark-end text:name="__RefHeading__111_123744494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8:21:52.090919844</meta:creation-date>
    <dc:date>2016-11-29T13:55:36.611309739</dc:date>
    <meta:editing-duration>PT48M22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3" meta:paragraph-count="17" meta:word-count="53" meta:character-count="509" meta:non-whitespace-character-count="509"/>
  </office:meta>
</office:document-meta>
</file>